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r10" style:family="presentation" style:parent-style-name="Impress1-outline1" style:list-style-name="L4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style:writing-mode="lr-tb">
        <style:tab-stops/>
      </style:paragraph-properties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ef2929" fo:font-size="45%"/>
      </text:list-level-style-number>
      <text:list-level-style-number text:level="2" style:num-format="">
        <style:list-level-properties text:space-before="1.5cm" text:min-label-width="0.9cm"/>
        <style:text-properties fo:color="#ef2929" fo:font-size="75%"/>
      </text:list-level-style-number>
      <text:list-level-style-number text:level="3" style:num-format="">
        <style:list-level-properties text:space-before="2.8cm" text:min-label-width="0.8cm"/>
        <style:text-properties fo:color="#ef2929" fo:font-size="45%"/>
      </text:list-level-style-number>
      <text:list-level-style-number text:level="4" style:num-format="">
        <style:list-level-properties text:space-before="4.2cm" text:min-label-width="0.6cm"/>
        <style:text-properties fo:color="#ef2929" fo:font-size="75%"/>
      </text:list-level-style-number>
      <text:list-level-style-number text:level="5" style:num-format="">
        <style:list-level-properties text:space-before="5.4cm" text:min-label-width="0.6cm"/>
        <style:text-properties fo:color="#ef2929" fo:font-size="45%"/>
      </text:list-level-style-number>
      <text:list-level-style-number text:level="6" style:num-format="">
        <style:list-level-properties text:space-before="6.6cm" text:min-label-width="0.6cm"/>
        <style:text-properties fo:color="#ef2929" fo:font-size="45%"/>
      </text:list-level-style-number>
      <text:list-level-style-number text:level="7" style:num-format="">
        <style:list-level-properties text:space-before="7.8cm" text:min-label-width="0.6cm"/>
        <style:text-properties fo:color="#ef2929" fo:font-size="45%"/>
      </text:list-level-style-number>
      <text:list-level-style-number text:level="8" style:num-format="">
        <style:list-level-properties text:space-before="9cm" text:min-label-width="0.6cm"/>
        <style:text-properties fo:color="#ef2929" fo:font-size="45%"/>
      </text:list-level-style-number>
      <text:list-level-style-number text:level="9" style:num-format="">
        <style:list-level-properties text:space-before="10.2cm" text:min-label-width="0.6cm"/>
        <style:text-properties fo:color="#ef2929" fo:font-size="45%"/>
      </text:list-level-style-number>
      <text:list-level-style-number text:level="10" style:num-format="">
        <style:list-level-properties text:space-before="11.4cm" text:min-label-width="0.6cm"/>
        <style:text-properties fo:color="#ef2929" fo:font-size="45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PostgreSQL Data Type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or GREAT SIMPLICITY, and glory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JS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TABLE foo<text:line-break/> <text:s/>AS SELECT '{"foo":2}'::jsonb;</text:p>
                <text:p/>
                <text:p>CREATE INDEX ON foo USING gin(jsonb);</text:p>
                <text:p/>
                <text:p>SELECT * FROM foo<text:line-break/> <text:s/>WHERE jsonb @&gt; '{"foo":2}'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… cotd.</text:p>
          </draw:text-box>
        </draw:frame>
        <draw:frame presentation:style-name="pr5" draw:layer="layout" svg:width="24cm" svg:height="16.18cm" svg:x="2cm" svg:y="3.82cm" presentation:class="outline" presentation:user-transformed="true">
          <draw:text-box>
            <text:list text:style-name="L3">
              <text:list-item>
                <text:p>Full-Text types Text Vectors</text:p>
              </text:list-item>
              <text:list-item>
                <text:p>JSON/JSONB</text:p>
              </text:list-item>
              <text:list-item>
                <text:p>ISN/UPC</text:p>
              </text:list-item>
              <text:list-item>
                <text:p>XML</text:p>
              </text:list-item>
              <text:list-item>
                <text:p>UUID</text:p>
              </text:list-item>
              <text:list-item>
                <text:p>Inet</text:p>
              </text:list-item>
              <text:list-item>
                <text:p>Cube (100-dimensional KNN)</text:p>
              </text:list-item>
              <text:list-item>
                <text:p>Case insensitive text</text:p>
              </text:list-item>
              <text:list-item>
                <text:p>GIS types through PostGIS</text:p>
                <text:p>Topology, Geography, Geography, R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3.507cm" svg:x="2cm" svg:y="0.836cm" presentation:class="title" presentation:user-transformed="true">
          <draw:text-box>
            <text:list text:style-name="L2">
              <text:list-header>
                <text:p><text:span text:style-name="T1">CREATE EXTENSION pg_libphonenumber;</text:span>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">parse_phone_number('textnumber', 'CountryCode');</text:span></text:p>
              </text:list-header>
            </text:list>
            <text:list text:style-name="L4">
              <text:list-header>
                <text:p><text:span text:style-name="T3">SELECT parse_phone_number('03 7010 1234', 'AU') = parse_phone_number('(03) 7010 1234', 'AU');</text:span></text:p>
              </text:list-header>
              <text:list-item>
                <text:p text:style-name="P4"><text:span text:style-name="T4">CREATE TABLE foo</text:span></text:p>
              </text:list-item>
              <text:list-item>
                <text:p text:style-name="P4"><text:span text:style-name="T4">AS</text:span></text:p>
              </text:list-item>
              <text:list-item>
                <text:p text:style-name="P4"><text:span text:style-name="T4"><text:s text:c="2"/></text:span><text:span text:style-name="T4">SELECT DISTINCT parse_phone_number(ph, 'AU')</text:span></text:p>
              </text:list-item>
              <text:list-item>
                <text:p text:style-name="P4"><text:span text:style-name="T4"><text:s text:c="2"/></text:span><text:span text:style-name="T4">FROM ( VALUES</text:span></text:p>
              </text:list-item>
              <text:list-item>
                <text:p text:style-name="P4"><text:span text:style-name="T4"><text:s text:c="4"/></text:span><text:span text:style-name="T4">('0370101234'),</text:span></text:p>
              </text:list-item>
              <text:list-item>
                <text:p text:style-name="P4"><text:span text:style-name="T4"><text:s text:c="4"/></text:span><text:span text:style-name="T4">('03 7010 1234'),</text:span></text:p>
              </text:list-item>
              <text:list-item>
                <text:p text:style-name="P4"><text:span text:style-name="T4"><text:s text:c="4"/></text:span><text:span text:style-name="T4">('(03) 7010 1234')</text:span></text:p>
              </text:list-item>
              <text:list-item>
                <text:p text:style-name="P4"><text:span text:style-name="T4"><text:s text:c="2"/></text:span><text:span text:style-name="T4">) AS t(ph);</text:span></text:p>
              </text:list-item>
              <text:list-item>
                <text:p text:style-name="P4"><text:span text:style-name="T4">SELECT 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EXTENSION unit;</text:p>
          </draw:text-box>
        </draw:frame>
        <draw:frame presentation:style-name="pr9" draw:text-style-name="P5" draw:layer="layout" svg:width="24.2cm" svg:height="16.8cm" svg:x="1.4cm" svg:y="4cm" presentation:class="outline" presentation:user-transformed="true">
          <draw:text-box>
            <text:list text:style-name="L4">
              <text:list-item>
                <text:p><text:span text:style-name="T3">CREATE TABLE products (</text:span></text:p>
              </text:list-item>
              <text:list-item>
                <text:p><text:span text:style-name="T3"><text:s text:c="2"/></text:span><text:span text:style-name="T3">id <text:s text:c="4"/>serial <text:s text:c="11"/>PRIMARY KEY,</text:span></text:p>
              </text:list-item>
              <text:list-item>
                <text:p><text:span text:style-name="T3"><text:s text:c="2"/></text:span><text:span text:style-name="T3">name <text:s text:c="2"/>text <text:s text:c="9"/>NOT NULL,</text:span></text:p>
              </text:list-item>
              <text:list-item>
                <text:p><text:span text:style-name="T3"><text:s text:c="2"/></text:span><text:span text:style-name="T3">unit <text:s text:c="2"/>unit <text:s text:c="12"/>NOT NULL,</text:span></text:p>
              </text:list-item>
              <text:list-item>
                <text:p><text:span text:style-name="T3"><text:s text:c="2"/></text:span><text:span text:style-name="T3">price <text:s/>numeric(7,2)</text:span></text:p>
              </text:list-item>
              <text:list-item>
                <text:p><text:span text:style-name="T3">);</text:span></text:p>
              </text:list-item>
              <text:list-item>
                <text:p><text:span text:style-name="T3"/></text:p>
              </text:list-item>
              <text:list-item>
                <text:p><text:span text:style-name="T3">INSERT INTO products ( name, unit, price )</text:span></text:p>
              </text:list-item>
              <text:list-item>
                <text:p><text:span text:style-name="T3">VALUES ( 'Green Peas', '250 g', '2.99' );</text:span></text:p>
              </text:list-item>
              <text:list-item>
                <text:p><text:span text:style-name="T3"/></text:p>
              </text:list-item>
              <text:list-item>
                <text:p><text:span text:style-name="T3">SELECT name, unit @ 'kg' AS unit, price FROM products;</text:span></text:p>
                <text:p><text:span text:style-name="T3"><text:s/></text:span><text:span text:style-name="T3">Green Peas | 0.25 kg | <text:s/>2.99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o email type, create it!</text:p>
          </draw:text-box>
        </draw:frame>
        <draw:frame presentation:style-name="pr10" draw:layer="layout" svg:width="24cm" svg:height="12.18cm" svg:x="2cm" svg:y="6cm" presentation:class="outline" presentation:user-transformed="true">
          <draw:text-box>
            <text:list text:style-name="L4">
              <text:list-item>
                <text:p>CREATE EXTENSION citext;</text:p>
              </text:list-item>
              <text:list-item>
                <text:p>CREATE DOMAIN email<text:line-break/> <text:s/>AS citext<text:line-break/> <text:s/>CHECK ( value ~ '^[a-zA-Z0-9.!#$%&amp;''*+/=?^_`{|}~-]+@[a-zA-Z0-9](?:[a-zA-Z0-9-]{0,61}[a-zA-Z0-9])?(?:\.[a-zA-Z0-9](?:[a-zA-Z0-9-]{0,61}[a-zA-Z0-9])?)*$' );</text:p>
              </text:list-item>
              <text:list-item>
                <text:p/>
              </text:list-item>
              <text:list-item>
                <text:p><text:span text:style-name="T5">SELECT 'asdf@foobar.com'::email= 'ASdf@fooBAR.com'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ot just about “type“</text:p>
          </draw:text-box>
        </draw:frame>
        <draw:frame presentation:style-name="pr5" draw:layer="layout" svg:width="24cm" svg:height="12.18cm" svg:x="2cm" svg:y="6.22cm" presentation:class="outline" presentation:user-transformed="true">
          <draw:text-box>
            <text:list text:style-name="L3">
              <text:list-header>
                <text:p><text:span text:style-name="T6">So you‘ve got it stored, verified, sanitized.</text:span></text:p>
                <text:p><text:span text:style-name="T6"><text:line-break/></text:span><text:span text:style-name="T6">Indexes dictate spe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igram Index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CREATE INDEX pg_trgm;</text:p>
                <text:p/>
                <text:p>SELECT * FROM test_trgm</text:p>
                <text:p><text:s text:c="2"/>WHERE t LIKE '%foo%bar'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ot just trigram.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ST (Generalized Search Tree, Lossy)</text:p>
              </text:list-item>
              <text:list-item>
                <text:p>SP-GiST</text:p>
              </text:list-item>
              <text:list-item>
                <text:p>GIN (Generalized Search Tree, Lossless)</text:p>
              </text:list-item>
              <text:list-item>
                <text:p>Btree</text:p>
              </text:list-item>
              <text:list-item>
                <text:p>Hash</text:p>
              </text:list-item>
              <text:list-item>
                <text:p>BRIN (Block Range Index)</text:p>
              </text:list-item>
              <text:list-item>
                <text:p>Bloom</text:p>
              </text:list-item>
              <text:list-item>
                <text:p>Rtree/Rtree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8:37:37.677933159</meta:creation-date>
    <meta:editing-duration>PT1H28M23S</meta:editing-duration>
    <meta:editing-cycles>6</meta:editing-cycles>
    <meta:generator>LibreOffice/5.3.1.2$Linux_X86_64 LibreOffice_project/30m0$Build-2</meta:generator>
    <dc:date>2017-06-12T23:04:17.199932132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